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list-style-name="LFO1" style:family="paragraph">
      <style:paragraph-properties fo:text-align="justify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Standard" style:list-style-name="LFO1" style:family="paragraph">
      <style:paragraph-properties fo:text-align="justify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>
      <style:paragraph-properties fo:text-align="justify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center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list-style-name="LFO2" style:family="paragraph">
      <style:paragraph-properties fo:text-align="justify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P21" style:parent-style-name="Standard" style:list-style-name="LFO2" style:family="paragraph">
      <style:paragraph-properties fo:text-align="justify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Standard" style:list-style-name="LFO2" style:family="paragraph">
      <style:paragraph-properties fo:text-align="justify"/>
    </style:style>
    <style:style style:name="T24" style:parent-style-name="Fonteparág.padrão" style:family="text">
      <style:text-properties fo:font-weight="bold" style:font-weight-asian="bold" style:font-weight-complex="bold"/>
    </style:style>
    <style:style style:name="P25" style:parent-style-name="Standard" style:list-style-name="LFO2" style:family="paragraph">
      <style:paragraph-properties fo:text-align="justify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>
      <style:paragraph-properties fo:text-align="justify"/>
    </style:style>
    <style:style style:name="T28" style:parent-style-name="Fonteparág.padrão" style:family="text">
      <style:text-properties fo:font-weight="bold" style:font-weight-asian="bold" style:font-weight-complex="bold"/>
    </style:style>
    <style:style style:name="P29" style:parent-style-name="Standard" style:list-style-name="LFO2" style:family="paragraph">
      <style:paragraph-properties fo:text-align="justify"/>
    </style:style>
    <style:style style:name="T30" style:parent-style-name="Fonteparág.padrão" style:family="text">
      <style:text-properties fo:font-weight="bold" style:font-weight-asian="bold" style:font-weight-complex="bold"/>
    </style:style>
    <style:style style:name="P31" style:parent-style-name="Standard" style:list-style-name="LFO2" style:family="paragraph">
      <style:paragraph-properties fo:text-align="justify"/>
    </style:style>
    <style:style style:name="T32" style:parent-style-name="Fonteparág.padrão" style:family="text">
      <style:text-properties fo:font-weight="bold" style:font-weight-asian="bold" style:font-weight-complex="bold"/>
    </style:style>
    <style:style style:name="P33" style:parent-style-name="Standard" style:list-style-name="LFO2" style:family="paragraph">
      <style:paragraph-properties fo:text-align="justify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P35" style:parent-style-name="Standard" style:list-style-name="LFO2" style:family="paragraph">
      <style:paragraph-properties fo:text-align="justify"/>
    </style:style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Standard" style:list-style-name="LFO2" style:family="paragraph">
      <style:paragraph-properties fo:text-align="justify"/>
    </style:style>
    <style:style style:name="T38" style:parent-style-name="Fonteparág.padrão" style:family="text">
      <style:text-properties fo:font-weight="bold" style:font-weight-asian="bold" style:font-weight-complex="bold"/>
    </style:style>
    <style:style style:name="P39" style:parent-style-name="Standard" style:list-style-name="LFO2" style:family="paragraph">
      <style:paragraph-properties fo:text-align="justify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Standard" style:list-style-name="LFO2" style:family="paragraph">
      <style:paragraph-properties fo:text-align="justify"/>
    </style:style>
    <style:style style:name="T42" style:parent-style-name="Fonteparág.padrão" style:family="text"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break-before="page" fo:text-align="justify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justify"/>
    </style:style>
    <style:style style:name="P50" style:parent-style-name="Standard" style:list-style-name="LFO3" style:family="paragraph">
      <style:paragraph-properties fo:text-align="justify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justify"/>
    </style:style>
    <style:style style:name="P53" style:parent-style-name="Standard" style:list-style-name="LFO4" style:family="paragraph">
      <style:paragraph-properties fo:text-align="justify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5" style:parent-style-name="Standard" style:list-style-name="LFO5" style:family="paragraph">
      <style:paragraph-properties fo:text-align="justify"/>
    </style:style>
    <style:style style:name="P56" style:parent-style-name="Standard" style:list-style-name="LFO5" style:family="paragraph">
      <style:paragraph-properties fo:text-align="justify"/>
    </style:style>
    <style:style style:name="P57" style:parent-style-name="Standard" style:list-style-name="LFO5" style:family="paragraph">
      <style:paragraph-properties fo:text-align="justify"/>
    </style:style>
    <style:style style:name="P58" style:parent-style-name="Standard" style:list-style-name="LFO5" style:family="paragraph">
      <style:paragraph-properties fo:text-align="justify"/>
    </style:style>
    <style:style style:name="P59" style:parent-style-name="Standard" style:list-style-name="LFO5" style:family="paragraph">
      <style:paragraph-properties fo:text-align="justify"/>
    </style:style>
    <style:style style:name="P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1" style:parent-style-name="Standard" style:list-style-name="LFO6" style:family="paragraph">
      <style:paragraph-properties fo:text-align="justify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3" style:parent-style-name="Standard" style:list-style-name="LFO7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list-style-name="LFO8" style:family="paragraph">
      <style:paragraph-properties fo:text-align="justify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7" style:parent-style-name="Standard" style:list-style-name="LFO9" style:family="paragraph">
      <style:paragraph-properties fo:text-align="justify"/>
    </style:style>
    <style:style style:name="P68" style:parent-style-name="Standard" style:list-style-name="LFO9" style:family="paragraph">
      <style:paragraph-properties fo:text-align="justify"/>
    </style:style>
    <style:style style:name="P69" style:parent-style-name="Standard" style:list-style-name="LFO9" style:family="paragraph">
      <style:paragraph-properties fo:text-align="justify"/>
    </style:style>
    <style:style style:name="P70" style:parent-style-name="Standard" style:list-style-name="LFO9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list-style-name="LFO10" style:family="paragraph">
      <style:paragraph-properties fo:text-align="justify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4" style:parent-style-name="Standard" style:list-style-name="LFO11" style:family="paragraph">
      <style:paragraph-properties fo:text-align="justify"/>
    </style:style>
    <style:style style:name="P75" style:parent-style-name="Standard" style:list-style-name="LFO11" style:family="paragraph">
      <style:paragraph-properties fo:text-align="justify"/>
    </style:style>
    <style:style style:name="P76" style:parent-style-name="Standard" style:list-style-name="LFO11" style:family="paragraph">
      <style:paragraph-properties fo:text-align="justify"/>
    </style:style>
    <style:style style:name="P77" style:parent-style-name="Standard" style:list-style-name="LFO11" style:family="paragraph">
      <style:paragraph-properties fo:text-align="justify"/>
    </style:style>
    <style:style style:name="P78" style:parent-style-name="Standard" style:list-style-name="LFO11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</office:automatic-styles>
  <office:body>
    <office:text text:use-soft-page-breaks="true">
      <text:p text:style-name="P1">Atores</text:p>
      <text:p text:style-name="P2"/>
      <text:p text:style-name="P3"/>
      <text:list text:style-name="LFO1" text:continue-numbering="true">
        <text:list-item>
          <text:p text:style-name="P4">Ator-01-<text:span text:style-name="T5">Técnico-<text:s/></text:span>Pessoa responsável pelo cadastro e edição de Animais e Espécies. Também será permitido que esse ator busque as informações já cadastradas com exceção dos dados de outro funcionário.</text:p>
        </text:list-item>
        <text:list-item>
          <text:p text:style-name="P6">Ator-02-<text:span text:style-name="T7">Veterinário</text:span>- Realiza os mesmos trabalhos que o #Ator-01 além de também ser responsável por editar o histórico veterinário dos animais.</text:p>
        </text:list-item>
        <text:list-item>
          <text:p text:style-name="P8">Ator-03-<text:span text:style-name="T9">Administrador-<text:s/></text:span>Assume as funções do #Ator-02 e ainda pode cadastrar Recintos e Funcionários. Também é responsável por editar todas as informações já cadastradas e excluí-las, com exceção de Funcionários e Recintos.Esse geralmente é a pessoa a mais tempo no parque.</text:p>
        </text:list-item>
      </text:list>
      <text:p text:style-name="P10"/>
      <text:p text:style-name="P11"/>
      <text:p text:style-name="P12"/>
      <text:p text:style-name="P13"/>
      <text:p text:style-name="P14"/>
      <text:p text:style-name="P15"><text:span text:style-name="T16">Identificação dos Casos de Uso (UC)</text:span></text:p>
      <text:p text:style-name="P17"/>
      <text:p text:style-name="P18"/>
      <text:list text:style-name="LFO2" text:continue-numbering="true">
        <text:list-item>
          <text:p text:style-name="P19">UC.02-<text:span text:style-name="T20">Cadastrar Animal-<text:s/></text:span>cadastra os dados dos Animais no banco de dados.Contém controle de acesso com permissão para #Ator-01.</text:p>
        </text:list-item>
        <text:list-item>
          <text:p text:style-name="P21">UC.03-<text:span text:style-name="T22">Cadastrar Espécie-<text:s/></text:span>cadastra os dados das Espécies no banco de dados.Contém controle de acesso com permissão para #Ator-01.</text:p>
        </text:list-item>
        <text:list-item>
          <text:p text:style-name="P23">UC.04-<text:span text:style-name="T24">Editar Animal-<text:s/></text:span>edita os dados dos Animais no banco de dados.Contém controle de acesso com permissão para #Ator-01.</text:p>
        </text:list-item>
        <text:list-item>
          <text:p text:style-name="P25">UC.05-<text:span text:style-name="T26">Editar Espécie-<text:s/></text:span>edita os dados das Espécies no banco de dados.Contém controle de acesso com permissão para #Ator-01.</text:p>
        </text:list-item>
        <text:list-item>
          <text:p text:style-name="P27">UC.06-<text:span text:style-name="T28">Buscar Informações-<text:s/></text:span>busca os dados dos Animais, Espécies e Recintos salvos no banco de dados.Contém controle de acesso com permissão para #Ator-01.</text:p>
        </text:list-item>
        <text:list-item>
          <text:p text:style-name="P29">UC.07<text:span text:style-name="T30">-Editar Histórico Veterinário-<text:s/></text:span>permite que o #Ator02 tenha acesso as informações do histórico veterinário dos animais e possa manuseá-las.</text:p>
        </text:list-item>
        <text:list-item>
          <text:p text:style-name="P31">UC.08-<text:span text:style-name="T32">Cadastrar Recinto-</text:span><text:s/>permite que o #Ator03 cadastre os dados dos Recintos no banco de dados.</text:p>
        </text:list-item>
        <text:list-item>
          <text:p text:style-name="P33">UC.09-<text:span text:style-name="T34">Cadastrar Funcionário-<text:s/></text:span>permite que o #Ator03 cadastre os dados dos Funcionários no banco de dados.</text:p>
        </text:list-item>
        <text:list-item>
          <text:p text:style-name="P35">UC.10-<text:span text:style-name="T36">Editar Recinto-</text:span><text:s/>edita os dados dos Recintos no banco de dados.Contém controle de acesso com permissão para #Ator-03.</text:p>
        </text:list-item>
        <text:list-item>
          <text:p text:style-name="P37">UC.11-<text:span text:style-name="T38">Editar Funcionário-<text:s/></text:span>edita os dados dos Funcionários no banco de dados, com exceção da senha.Contém controle de acesso com permissão para #Ator-03.</text:p>
        </text:list-item>
        <text:list-item>
          <text:p text:style-name="P39">UC.12-<text:span text:style-name="T40">Excluir Animal-<text:s/></text:span>exclui os dados dos Animais no banco de dados.Contém controle de acesso com permissão para #Ator-03.</text:p>
        </text:list-item>
        <text:list-item>
          <text:p text:style-name="P41">UC.13-<text:span text:style-name="T42">Excluir Espécie –<text:s/></text:span>exclui os dados das Espécies no banco de dados.Contém controle de acesso com permissão para #Ator-03.</text:p>
        </text:list-item>
      </text:list>
      <text:p text:style-name="P43"/>
      <text:p text:style-name="P44"/>
      <text:p text:style-name="P45"/>
      <text:p text:style-name="P46">Detalhamento dos Casos de Usos</text:p>
      <text:p text:style-name="P47"/>
      <text:p text:style-name="P48">UC.02</text:p>
      <text:p text:style-name="P49"><text:tab/></text:p>
      <text:list text:style-name="LFO3" text:continue-numbering="true">
        <text:list-item>
          <text:p text:style-name="P50">Descrição</text:p>
        </text:list-item>
      </text:list>
      <text:p text:style-name="P51"/>
      <text:p text:style-name="P52"><text:tab/></text:p>
      <text:list text:style-name="LFO4" text:continue-numbering="true">
        <text:list-item>
          <text:p text:style-name="P53">Pré-condições</text:p>
        </text:list-item>
      </text:list>
      <text:p text:style-name="P54"/>
      <text:list text:style-name="LFO5" text:continue-numbering="true">
        <text:list-item>
          <text:p text:style-name="P55">Ter efetuado o login (#UC.01).</text:p>
        </text:list-item>
        <text:list-item>
          <text:p text:style-name="P56">Abrir conexão com o BD.</text:p>
        </text:list-item>
        <text:list-item>
          <text:p text:style-name="P57">Possuir ao menos uma espécie cadastrada.</text:p>
        </text:list-item>
        <text:list-item>
          <text:p text:style-name="P58">Possuir pelo menos um recinto cadastrado.</text:p>
        </text:list-item>
        <text:list-item>
          <text:p text:style-name="P59">Verificar se já não há um animal cadastrado com a mesma marcação ou código do Zoo.</text:p>
        </text:list-item>
      </text:list>
      <text:p text:style-name="P60"/>
      <text:list text:style-name="LFO6" text:continue-numbering="true">
        <text:list-item>
          <text:p text:style-name="P61">Pós-condições</text:p>
        </text:list-item>
      </text:list>
      <text:p text:style-name="P62"/>
      <text:list text:style-name="LFO7" text:continue-numbering="true">
        <text:list-item>
          <text:p text:style-name="P63">Fechar conexão com o BD.</text:p>
        </text:list-item>
      </text:list>
      <text:p text:style-name="P64"/>
      <text:list text:style-name="LFO8" text:continue-numbering="true">
        <text:list-item>
          <text:p text:style-name="P65">Fluxo básico</text:p>
        </text:list-item>
      </text:list>
      <text:p text:style-name="P66"/>
      <text:list text:style-name="LFO9" text:continue-numbering="true">
        <text:list-item>
          <text:p text:style-name="P67">Verificar as pré-condições.</text:p>
        </text:list-item>
        <text:list-item>
          <text:p text:style-name="P68">Preencher os campos necessários na tela de cadastro de Animais.</text:p>
        </text:list-item>
        <text:list-item>
          <text:p text:style-name="P69">O sistema valida os campos.</text:p>
        </text:list-item>
        <text:list-item>
          <text:p text:style-name="P70">O sistema insere os dados informados pelo usuário no banco de dados.</text:p>
        </text:list-item>
      </text:list>
      <text:p text:style-name="P71"/>
      <text:list text:style-name="LFO10" text:continue-numbering="true">
        <text:list-item>
          <text:p text:style-name="P72">Fluxos Alternativos</text:p>
        </text:list-item>
      </text:list>
      <text:p text:style-name="P73"/>
      <text:list text:style-name="LFO11" text:continue-numbering="true">
        <text:list-item>
          <text:p text:style-name="P74">Caso a pré-condição 2 não seja cumprida, o usuário deverá ser avisado e a aplicação será pausada.</text:p>
        </text:list-item>
        <text:list-item>
          <text:p text:style-name="P75">Caso a pré-condição 3 não seja cumprida, o usuário deve ser avisado e questionado se ele deseja cadastrar uma espécie.</text:p>
        </text:list-item>
        <text:list-item>
          <text:p text:style-name="P76">Caso a pré-condição 4 não seja cumprida, o usuário deve ser avisado e caso ele seja um administrador, deve ser questionado se deseja cadastrar um recinto.</text:p>
        </text:list-item>
        <text:list-item>
          <text:p text:style-name="P77">Caso a pré-condição 5 não seja cumprida, o usuário deve ser avisado.</text:p>
        </text:list-item>
        <text:list-item>
          <text:p text:style-name="P78">Caso o fluxo básico 3 falhe, o usuário deve ser avisado.E deve voltar para o fluxo básico 2.</text:p>
        </text:list-item>
      </text:list>
      <text:p text:style-name="P79"/>
      <text:p text:style-name="P80"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fo:font-weight="bold" style:font-weight-asian="bold" style:font-weight-complex="bold"/>
    </style:style>
    <style:style style:name="WW_CharLFO5LVL2" style:family="text">
      <style:text-properties fo:font-weight="bold" style:font-weight-asian="bold" style:font-weight-complex="bold"/>
    </style:style>
    <style:style style:name="WW_CharLFO5LVL3" style:family="text">
      <style:text-properties fo:font-weight="bold" style:font-weight-asian="bold" style:font-weight-complex="bold"/>
    </style:style>
    <style:style style:name="WW_CharLFO5LVL4" style:family="text">
      <style:text-properties fo:font-weight="bold" style:font-weight-asian="bold" style:font-weight-complex="bold"/>
    </style:style>
    <style:style style:name="WW_CharLFO5LVL5" style:family="text">
      <style:text-properties fo:font-weight="bold" style:font-weight-asian="bold" style:font-weight-complex="bold"/>
    </style:style>
    <style:style style:name="WW_CharLFO5LVL6" style:family="text">
      <style:text-properties fo:font-weight="bold" style:font-weight-asian="bold" style:font-weight-complex="bold"/>
    </style:style>
    <style:style style:name="WW_CharLFO5LVL7" style:family="text">
      <style:text-properties fo:font-weight="bold" style:font-weight-asian="bold" style:font-weight-complex="bold"/>
    </style:style>
    <style:style style:name="WW_CharLFO5LVL8" style:family="text">
      <style:text-properties fo:font-weight="bold" style:font-weight-asian="bold" style:font-weight-complex="bold"/>
    </style:style>
    <style:style style:name="WW_CharLFO5LVL9" style:family="text">
      <style:text-properties fo:font-weight="bold" style:font-weight-asian="bold" style:font-weight-complex="bold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fo:font-weight="bold" style:font-weight-asian="bold" style:font-weight-complex="bold"/>
    </style:style>
    <style:style style:name="WW_CharLFO7LVL2" style:family="text">
      <style:text-properties fo:font-weight="bold" style:font-weight-asian="bold" style:font-weight-complex="bold"/>
    </style:style>
    <style:style style:name="WW_CharLFO7LVL3" style:family="text">
      <style:text-properties fo:font-weight="bold" style:font-weight-asian="bold" style:font-weight-complex="bold"/>
    </style:style>
    <style:style style:name="WW_CharLFO7LVL4" style:family="text">
      <style:text-properties fo:font-weight="bold" style:font-weight-asian="bold" style:font-weight-complex="bold"/>
    </style:style>
    <style:style style:name="WW_CharLFO7LVL5" style:family="text">
      <style:text-properties fo:font-weight="bold" style:font-weight-asian="bold" style:font-weight-complex="bold"/>
    </style:style>
    <style:style style:name="WW_CharLFO7LVL6" style:family="text">
      <style:text-properties fo:font-weight="bold" style:font-weight-asian="bold" style:font-weight-complex="bold"/>
    </style:style>
    <style:style style:name="WW_CharLFO7LVL7" style:family="text">
      <style:text-properties fo:font-weight="bold" style:font-weight-asian="bold" style:font-weight-complex="bold"/>
    </style:style>
    <style:style style:name="WW_CharLFO7LVL8" style:family="text">
      <style:text-properties fo:font-weight="bold" style:font-weight-asian="bold" style:font-weight-complex="bold"/>
    </style:style>
    <style:style style:name="WW_CharLFO7LVL9" style:family="text">
      <style:text-properties fo:font-weight="bold" style:font-weight-asian="bold" style:font-weight-complex="bold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fo:font-weight="bold" style:font-weight-asian="bold" style:font-weight-complex="bold"/>
    </style:style>
    <style:style style:name="WW_CharLFO9LVL2" style:family="text">
      <style:text-properties fo:font-weight="bold" style:font-weight-asian="bold" style:font-weight-complex="bold"/>
    </style:style>
    <style:style style:name="WW_CharLFO9LVL3" style:family="text">
      <style:text-properties fo:font-weight="bold" style:font-weight-asian="bold" style:font-weight-complex="bold"/>
    </style:style>
    <style:style style:name="WW_CharLFO9LVL4" style:family="text">
      <style:text-properties fo:font-weight="bold" style:font-weight-asian="bold" style:font-weight-complex="bold"/>
    </style:style>
    <style:style style:name="WW_CharLFO9LVL5" style:family="text">
      <style:text-properties fo:font-weight="bold" style:font-weight-asian="bold" style:font-weight-complex="bold"/>
    </style:style>
    <style:style style:name="WW_CharLFO9LVL6" style:family="text">
      <style:text-properties fo:font-weight="bold" style:font-weight-asian="bold" style:font-weight-complex="bold"/>
    </style:style>
    <style:style style:name="WW_CharLFO9LVL7" style:family="text">
      <style:text-properties fo:font-weight="bold" style:font-weight-asian="bold" style:font-weight-complex="bold"/>
    </style:style>
    <style:style style:name="WW_CharLFO9LVL8" style:family="text">
      <style:text-properties fo:font-weight="bold" style:font-weight-asian="bold" style:font-weight-complex="bold"/>
    </style:style>
    <style:style style:name="WW_CharLFO9LVL9" style:family="text">
      <style:text-properties fo:font-weight="bold" style:font-weight-asian="bold" style:font-weight-complex="bold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fo:font-weight="bold" style:font-weight-asian="bold" style:font-weight-complex="bold"/>
    </style:style>
    <style:style style:name="WW_CharLFO11LVL2" style:family="text">
      <style:text-properties fo:font-weight="bold" style:font-weight-asian="bold" style:font-weight-complex="bold"/>
    </style:style>
    <style:style style:name="WW_CharLFO11LVL3" style:family="text">
      <style:text-properties fo:font-weight="bold" style:font-weight-asian="bold" style:font-weight-complex="bold"/>
    </style:style>
    <style:style style:name="WW_CharLFO11LVL4" style:family="text">
      <style:text-properties fo:font-weight="bold" style:font-weight-asian="bold" style:font-weight-complex="bold"/>
    </style:style>
    <style:style style:name="WW_CharLFO11LVL5" style:family="text">
      <style:text-properties fo:font-weight="bold" style:font-weight-asian="bold" style:font-weight-complex="bold"/>
    </style:style>
    <style:style style:name="WW_CharLFO11LVL6" style:family="text">
      <style:text-properties fo:font-weight="bold" style:font-weight-asian="bold" style:font-weight-complex="bold"/>
    </style:style>
    <style:style style:name="WW_CharLFO11LVL7" style:family="text">
      <style:text-properties fo:font-weight="bold" style:font-weight-asian="bold" style:font-weight-complex="bold"/>
    </style:style>
    <style:style style:name="WW_CharLFO11LVL8" style:family="text">
      <style:text-properties fo:font-weight="bold" style:font-weight-asian="bold" style:font-weight-complex="bold"/>
    </style:style>
    <style:style style:name="WW_CharLFO11LVL9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9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9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9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9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9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9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text:style-name="WW_CharLFO11LVL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text:style-name="WW_CharLFO11LVL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text:style-name="WW_CharLFO11LVL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text:style-name="WW_CharLFO11LVL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text:style-name="WW_CharLFO11LVL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text:style-name="WW_CharLFO11LVL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eus de Souza</dc:creator>
    <meta:creation-date>2014-06-06T19:09:00Z</meta:creation-date>
    <dc:date>2014-06-06T19:09:00Z</dc:date>
    <meta:template xlink:href="Normal.dotm" xlink:type="simple"/>
    <meta:editing-cycles>14</meta:editing-cycles>
    <meta:editing-duration>PT0S</meta:editing-duration>
    <meta:document-statistic meta:page-count="2" meta:paragraph-count="6" meta:word-count="514" meta:character-count="3285" meta:row-count="23" meta:non-whitespace-character-count="2777"/>
  </office:meta>
</office:document-meta>
</file>